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9-28_12-49-33_000.jpg</text:p>
          </table:table-cell>
          <table:table-cell table:style-name="ce11" office:value-type="string">
            <text:p>:m RES 1*2 / free# JVEMV6 68#_107:1_id=ZCCK:3 / 68. theoretical-physics(tp) / w=~,topics=多項定理：係数は１以上か,doc=~,other=q+:id=I302:二項定理による係数は、割り切れる。なぜか</text:p>
          </table:table-cell>
          <table:table-cell table:style-name="ce19"/>
          <table:table-cell table:style-name="ce4"/>
          <table:table-cell table:style-name="ce4" office:value-type="string">
            <text:p>N-35-35-28.614807 E-139-34-49.105224</text:p>
          </table:table-cell>
          <table:table-cell table:style-name="ce38" table:formula="of:=IF([.E2]=&quot;&quot;;[.C2];CONCATENATE([.C2];&quot; / &quot;;[.E2]))" office:value-type="string" office:string-value=":m RES 1*2 / free# JVEMV6 68#_107:1_id=ZCCK:3 / 68. theoretical-physics(tp) / w=~,topics=多項定理：係数は１以上か,doc=~,other=q+:id=I302:二項定理による係数は、割り切れる。なぜか">
            <text:p>:m RES 1*2 / free# JVEMV6 68#_107:1_id=ZCCK:3 / 68. theoretical-physics(tp) / w=~,topics=多項定理：係数は１以上か,doc=~,other=q+:id=I302:二項定理による係数は、割り切れる。なぜか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9-28_12-49-52_000.jpg</text:p>
          </table:table-cell>
          <table:table-cell table:style-name="ce11" office:value-type="string">
            <text:p>:m RES 2*2 / free# JVEMV6 68#_107:1_id=ZCCK:3 / 68. theoretical-physics(tp) / w=~,topics=多項定理：係数は１以上か,doc=~,other=theorem+:二項定理の係数。分子の因子の数は、常に、分母のそれより、多い。</text:p>
          </table:table-cell>
          <table:table-cell table:style-name="ce11"/>
          <table:table-cell table:style-name="ce4"/>
          <table:table-cell table:style-name="ce4" office:value-type="string">
            <text:p>N-35-35-28.504943 E-139-34-49.270019</text:p>
          </table:table-cell>
          <table:table-cell table:style-name="ce38" table:formula="of:=IF([.E3]=&quot;&quot;;[.C3];CONCATENATE([.C3];&quot; / &quot;;[.E3]))" office:value-type="string" office:string-value=":m RES 2*2 / free# JVEMV6 68#_107:1_id=ZCCK:3 / 68. theoretical-physics(tp) / w=~,topics=多項定理：係数は１以上か,doc=~,other=theorem+:二項定理の係数。分子の因子の数は、常に、分母のそれより、多い。">
            <text:p>:m RES 2*2 / free# JVEMV6 68#_107:1_id=ZCCK:3 / 68. theoretical-physics(tp) / w=~,topics=多項定理：係数は１以上か,doc=~,other=theorem+:二項定理の係数。分子の因子の数は、常に、分母のそれより、多い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9-28_13-19-43_000.jpg</text:p>
          </table:table-cell>
          <table:table-cell table:style-name="ce4" office:value-type="string">
            <text:p>:m 食べた物</text:p>
          </table:table-cell>
          <table:table-cell table:style-name="ce11"/>
          <table:table-cell table:style-name="ce4"/>
          <table:table-cell table:style-name="ce4" office:value-type="string">
            <text:p>N-35-35-28.49121 E-139-34-49.270019</text:p>
          </table:table-cell>
          <table:table-cell table:style-name="ce38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9-28_16-04-48_000.jpg</text:p>
          </table:table-cell>
          <table:table-cell table:style-name="ce11" office:value-type="string">
            <text:p>:m RES 1*2 / free# JVEMV6 68#_107:2 / 68. theoretical-physics(tp) / w=~,topics=二項定理,other=q+:id=RHPT:二項定理での、展開した式。項の数は、整理すると、(n+1)個。なぜ？(2^n)こではなく？;re+:二項定理の証明；HALT+,s=~,i=~,doc=r-7-1~7</text:p>
          </table:table-cell>
          <table:table-cell table:style-name="ce18"/>
          <table:table-cell table:style-name="ce4"/>
          <table:table-cell table:style-name="ce4" office:value-type="string">
            <text:p>N-35-35-28.573608 E-139-34-49.215087</text:p>
          </table:table-cell>
          <table:table-cell table:style-name="ce38" table:formula="of:=IF([.E5]=&quot;&quot;;[.C5];CONCATENATE([.C5];&quot; / &quot;;[.E5]))" office:value-type="string" office:string-value=":m RES 1*2 / free# JVEMV6 68#_107:2 / 68. theoretical-physics(tp) / w=~,topics=二項定理,other=q+:id=RHPT:二項定理での、展開した式。項の数は、整理すると、(n+1)個。なぜ？(2^n)こではなく？;re+:二項定理の証明；HALT+,s=~,i=~,doc=r-7-1~7">
            <text:p>:m RES 1*2 / free# JVEMV6 68#_107:2 / 68. theoretical-physics(tp) / w=~,topics=二項定理,other=q+:id=RHPT:二項定理での、展開した式。項の数は、整理すると、(n+1)個。なぜ？(2^n)こではなく？;re+:二項定理の証明；HALT+,s=~,i=~,doc=r-7-1~7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2021-09-28_16-05-51_000.jpg</text:p>
          </table:table-cell>
          <table:table-cell table:style-name="ce11" office:value-type="string">
            <text:p>:m RES 2*2 / free# JVEMV6 68#_107:2 / 68. theoretical-physics(tp) / w=~,topics=二項定理,other=q+:id=W8QX:(_k.C_r+_k.C_(r-1));mem+:多項定理;q+:パスカルの三角形。係数配置の構造,s=~,i=~,doc=r-7-1~7</text:p>
          </table:table-cell>
          <table:table-cell table:style-name="ce11"/>
          <table:table-cell table:style-name="ce4"/>
          <table:table-cell table:style-name="ce4" office:value-type="string">
            <text:p>N-35-35-28.601074 E-139-34-49.324951</text:p>
          </table:table-cell>
          <table:table-cell table:style-name="ce38" table:formula="of:=IF([.E6]=&quot;&quot;;[.C6];CONCATENATE([.C6];&quot; / &quot;;[.E6]))" office:value-type="string" office:string-value=":m RES 2*2 / free# JVEMV6 68#_107:2 / 68. theoretical-physics(tp) / w=~,topics=二項定理,other=q+:id=W8QX:(_k.C_r+_k.C_(r-1));mem+:多項定理;q+:パスカルの三角形。係数配置の構造,s=~,i=~,doc=r-7-1~7">
            <text:p>:m RES 2*2 / free# JVEMV6 68#_107:2 / 68. theoretical-physics(tp) / w=~,topics=二項定理,other=q+:id=W8QX:(_k.C_r+_k.C_(r-1));mem+:多項定理;q+:パスカルの三角形。係数配置の構造,s=~,i=~,doc=r-7-1~7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9-28_18-00-36_000.jpg</text:p>
          </table:table-cell>
          <table:table-cell table:style-name="ce18" office:value-type="string">
            <text:p>:m RES 1*1 / free# JVEMV6 68#_107:3_id=8DBY:1 / 68. theoretical-physics(tp) / w=~,topics=ハッセ図の特徴。べき集合の場合,other=orig+,s=~,i=~,doc=r-7-3~4#4 / N+</text:p>
          </table:table-cell>
          <table:table-cell table:style-name="ce11"/>
          <table:table-cell table:style-name="ce4"/>
          <table:table-cell table:style-name="ce4" office:value-type="string">
            <text:p>N-35-35-28.62854 E-139-34-48.830566</text:p>
          </table:table-cell>
          <table:table-cell table:style-name="ce38" table:formula="of:=IF([.E7]=&quot;&quot;;[.C7];CONCATENATE([.C7];&quot; / &quot;;[.E7]))" office:value-type="string" office:string-value=":m RES 1*1 / free# JVEMV6 68#_107:3_id=8DBY:1 / 68. theoretical-physics(tp) / w=~,topics=ハッセ図の特徴。べき集合の場合,other=orig+,s=~,i=~,doc=r-7-3~4#4 / N+">
            <text:p>:m RES 1*1 / free# JVEMV6 68#_107:3_id=8DBY:1 / 68. theoretical-physics(tp) / w=~,topics=ハッセ図の特徴。べき集合の場合,other=orig+,s=~,i=~,doc=r-7-3~4#4 / N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9-28_18-00-55_000.jpg</text:p>
          </table:table-cell>
          <table:table-cell table:style-name="ce8" office:value-type="string">
            <text:p>:i #*# / topic=green-tech / subject=海洋プラスチック：回収, content=紅茶の製造方法と、回収との、関連は？</text:p>
          </table:table-cell>
          <table:table-cell table:style-name="ce11"/>
          <table:table-cell table:style-name="ce4"/>
          <table:table-cell table:style-name="ce4" office:value-type="string">
            <text:p>N-35-35-28.532409 E-139-34-49.270019</text:p>
          </table:table-cell>
          <table:table-cell table:style-name="ce38" table:formula="of:=IF([.E8]=&quot;&quot;;[.C8];CONCATENATE([.C8];&quot; / &quot;;[.E8]))" office:value-type="string" office:string-value=":i #*# / topic=green-tech / subject=海洋プラスチック：回収, content=紅茶の製造方法と、回収との、関連は？">
            <text:p>:i #*# / topic=green-tech / subject=海洋プラスチック：回収, content=紅茶の製造方法と、回収との、関連は？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9-28_18-18-03_000.jpg</text:p>
          </table:table-cell>
          <table:table-cell table:style-name="ce19" office:value-type="string">
            <text:p>:m / 1*1 / percussion,rythm / session-memo / s.1:item=やかん,hitter=hand:both,pieces=~,genr=pattern-atom,R=1</text:p>
          </table:table-cell>
          <table:table-cell table:style-name="ce11"/>
          <table:table-cell table:style-name="ce4"/>
          <table:table-cell table:style-name="ce4" office:value-type="string">
            <text:p>N-35-35-28.62854 E-139-34-49.434814</text:p>
          </table:table-cell>
          <table:table-cell table:style-name="ce38" table:formula="of:=IF([.E9]=&quot;&quot;;[.C9];CONCATENATE([.C9];&quot; / &quot;;[.E9]))" office:value-type="string" office:string-value=":m / 1*1 / percussion,rythm / session-memo / s.1:item=やかん,hitter=hand:both,pieces=~,genr=pattern-atom,R=1">
            <text:p>:m / 1*1 / percussion,rythm / session-memo / s.1:item=やかん,hitter=hand:both,pieces=~,genr=pattern-atom,R=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9-28_21-28-33_000.jpg</text:p>
          </table:table-cell>
          <table:table-cell table:style-name="ce11" office:value-type="string">
            <text:p>:m 食べた物</text:p>
          </table:table-cell>
          <table:table-cell table:style-name="ce11"/>
          <table:table-cell table:style-name="ce4"/>
          <table:table-cell table:style-name="ce4" office:value-type="string">
            <text:p>N-35-35-28.601074 E-139-34-49.324951</text:p>
          </table:table-cell>
          <table:table-cell table:style-name="ce38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09-29_02-43-26_000.jpg</text:p>
          </table:table-cell>
          <table:table-cell table:style-name="ce19" office:value-type="string">
            <text:p>:m other / log / 寝る前　ウェブ閲覧　記録　（for オナニー） / 了</text:p>
          </table:table-cell>
          <table:table-cell table:style-name="ce11"/>
          <table:table-cell table:style-name="ce4"/>
          <table:table-cell table:style-name="ce4" office:value-type="string">
            <text:p>N-35-35-28.546142 E-139-34-49.160156</text:p>
          </table:table-cell>
          <table:table-cell table:style-name="ce38" table:formula="of:=IF([.E11]=&quot;&quot;;[.C11];CONCATENATE([.C11];&quot; / &quot;;[.E11]))" office:value-type="string" office:string-value=":m other / log / 寝る前　ウェブ閲覧　記録　（for オナニー） / 了">
            <text:p>:m other / log / 寝る前　ウェブ閲覧　記録　（for オナニー） / 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9-29_02-43-32_000.jpg</text:p>
          </table:table-cell>
          <table:table-cell table:style-name="ce11" office:value-type="string">
            <text:p>:m :PHOTO 寝た時刻 / 2021</text:p>
          </table:table-cell>
          <table:table-cell table:style-name="ce18"/>
          <table:table-cell table:style-name="ce4"/>
          <table:table-cell table:style-name="ce4" office:value-type="string">
            <text:p>N-35-35-28.546142 E-139-34-49.160156</text:p>
          </table:table-cell>
          <table:table-cell table:style-name="ce38" table:formula="of:=IF([.E12]=&quot;&quot;;[.C12];CONCATENATE([.C12];&quot; / &quot;;[.E12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9-29_07-22-12_000.jpg</text:p>
          </table:table-cell>
          <table:table-cell table:style-name="ce8" office:value-type="string">
            <text:p>:m 1*1 RES / free# S87DP9 記事読み / id=~(browser=tor) / media=ei / theme=1984年、パレスチナ難民キャンプ、計画的大虐殺,other=~</text:p>
          </table:table-cell>
          <table:table-cell table:style-name="ce11"/>
          <table:table-cell table:style-name="ce4"/>
          <table:table-cell table:style-name="ce4" office:value-type="string">
            <text:p>N-35-35-28.559875 E-139-34-49.270019</text:p>
          </table:table-cell>
          <table:table-cell table:style-name="ce38" table:formula="of:=IF([.E13]=&quot;&quot;;[.C13];CONCATENATE([.C13];&quot; / &quot;;[.E13]))" office:value-type="string" office:string-value=":m 1*1 RES / free# S87DP9 記事読み / id=~(browser=tor) / media=ei / theme=1984年、パレスチナ難民キャンプ、計画的大虐殺,other=~">
            <text:p>:m 1*1 RES / free# S87DP9 記事読み / id=~(browser=tor) / media=ei / theme=1984年、パレスチナ難民キャンプ、計画的大虐殺,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9-29_07-22-19_000.jpg</text:p>
          </table:table-cell>
          <table:table-cell table:style-name="ce18" office:value-type="string">
            <text:p>:m :PHOTO 起きた時刻 / 2021</text:p>
          </table:table-cell>
          <table:table-cell table:style-name="ce18"/>
          <table:table-cell table:style-name="ce4"/>
          <table:table-cell table:style-name="ce4" office:value-type="string">
            <text:p>N-35-35-28.559875 E-139-34-49.270019</text:p>
          </table:table-cell>
          <table:table-cell table:style-name="ce38" table:formula="of:=IF([.E14]=&quot;&quot;;[.C14];CONCATENATE([.C14];&quot; / &quot;;[.E14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9-29_07-23-23_000.jpg</text:p>
          </table:table-cell>
          <table:table-cell table:style-name="ce8" office:value-type="string">
            <text:p>:i #*# / topic=green-tech / subject=プラスチック回収, content=電波で、イオンを弾く</text:p>
          </table:table-cell>
          <table:table-cell table:style-name="ce11"/>
          <table:table-cell table:style-name="ce4"/>
          <table:table-cell table:style-name="ce4" office:value-type="string">
            <text:p>N-35-35-28.683471 E-139-34-48.940429</text:p>
          </table:table-cell>
          <table:table-cell table:style-name="ce38" table:formula="of:=IF([.E15]=&quot;&quot;;[.C15];CONCATENATE([.C15];&quot; / &quot;;[.E15]))" office:value-type="string" office:string-value=":i #*# / topic=green-tech / subject=プラスチック回収, content=電波で、イオンを弾く">
            <text:p>:i #*# / topic=green-tech / subject=プラスチック回収, content=電波で、イオンを弾く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9-28_18-16-58_000.mp4</text:p>
          </table:table-cell>
          <table:table-cell table:style-name="ce8" office:value-type="string">
            <text:p>:VIDEO / @自室 / 記録 / percussion,rythm / 演奏、play / R=1 / item=やかん,hitter=hand:both:palm,genr=pattern-atom</text:p>
          </table:table-cell>
          <table:table-cell table:style-name="ce11"/>
          <table:table-cell table:style-name="ce4"/>
          <table:table-cell table:style-name="ce4"/>
          <table:table-cell table:style-name="ce38" table:formula="of:=IF([.E16]=&quot;&quot;;[.C16];CONCATENATE([.C16];&quot; / &quot;;[.E16]))" office:value-type="string" office:string-value=":VIDEO / @自室 / 記録 / percussion,rythm / 演奏、play / R=1 / item=やかん,hitter=hand:both:palm,genr=pattern-atom">
            <text:p>:VIDEO / @自室 / 記録 / percussion,rythm / 演奏、play / R=1 / item=やかん,hitter=hand:both:palm,genr=pattern-atom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9" office:value-type="string">
            <text:p>:m other / log / 寝る前　ウェブ閲覧　記録　（for オナニー） / 了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1" office:value-type="string">
            <text:p>:m :PHOTO 寝た時刻 / 2021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8" office:value-type="string">
            <text:p>:m :PHOTO 起きた時刻 / 2021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 office:value-type="string">
            <text:p>**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45])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9">2021/09/29</text:date>, <text:time>11:40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9-29T11:40:49.91</dc:date>
    <dc:creator>iwabuchi ken</dc:creator>
    <meta:editing-duration>P37DT17H7M52S</meta:editing-duration>
    <meta:editing-cycles>13425</meta:editing-cycles>
    <meta:document-statistic meta:table-count="1" meta:cell-count="462" meta:object-count="0"/>
  </office:meta>
</office:document-meta>
</file>